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46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4.0043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2.4465in"/>
    </style:style>
    <style:style style:name="co8" style:family="table-column">
      <style:table-column-properties fo:break-before="auto" style:column-width="7.4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PZPower">
      <style:table-properties table:display="true" style:writing-mode="lr-tb"/>
    </style:style>
    <style:style style:name="ta2" style:family="table" style:master-page-name="_32_8069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2" style:family="table-cell" style:parent-style-name="Gnumeric-default">
      <style:text-properties fo:font-size="10pt" style:font-size-asian="10pt" style:font-size-complex="10pt"/>
    </style:style>
    <style:style style:name="ce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5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lbany AMT" fo:font-size="10pt" fo:font-style="normal" style:text-underline-style="none" fo:font-weight="normal" style:font-size-asian="10pt" style:font-size-complex="10pt"/>
    </style:style>
    <style:style style:name="ce9" style:family="table-cell" style:parent-style-name="Gnumeric-default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16" style:family="table-cell" style:parent-style-name="Gnumeric-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9" style:family="table-cell" style:parent-style-name="Gnumeric-default">
      <style:table-cell-properties fo:padding-bottom="0.0193in" fo:padding-left="0.0138in" fo:padding-right="0.0138in" fo:padding-top="0.0193in"/>
      <style:text-properties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20" style:family="table-cell" style:parent-style-name="Gnumeric-default">
      <style:text-properties style:font-name="Sans" fo:font-size="10pt" style:font-name-asian="WenQuanYi Micro Hei" style:font-size-asian="10pt" style:font-name-complex="Liberation Sans1" style:font-size-complex="10pt"/>
    </style:style>
    <style:style style:name="ce21" style:family="table-cell" style:parent-style-name="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1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font-name="Sans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MT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iccolo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6"/>
        <table:table-column table:style-name="co3" table:default-cell-style-name="ce6"/>
        <table:table-column table:style-name="co4" table:number-columns-repeated="249" table:default-cell-style-name="ce6"/>
        <table:table-column table:style-name="co2" table:number-columns-repeated="768" table:default-cell-style-name="ce6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[options]</text:p>
          </table:table-cell>
          <table:table-cell table:style-name="ce7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"PB1 (CLK)". That's useful for micro controller port labels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this is useful for large symbols like FPGAs with more than 100 pins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useful for address ports, busses, ...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800">
            <text:p>180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[geda_attr]</text:p>
          </table:table-cell>
          <table:table-cell table:style-name="ce7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50204 1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TMDSDIM100CON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TMDSDIM100CON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footprint</text:p>
          </table:table-cell>
          <table:table-cell table:style-name="ce8" office:value-type="string">
            <text:p>DIM10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DIMM Socket for Piccolo Microcontrollers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<text:a xlink:href="http://www.ti.com/tool/TMDSDIM100CON5PK">http://www.ti.com/tool/TMDSDIM100CON5PK</text:a>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0">
            <text:p>0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0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>
            <text:p>[pins]</text:p>
          </table:table-cell>
          <table:table-cell table:style-name="ce7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5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5" office:value-type="string">
            <text:p>#pin number</text:p>
          </table:table-cell>
          <table:table-cell table:style-name="ce5" office:value-type="string">
            <text:p>seq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yle</text:p>
          </table:table-cell>
          <table:table-cell table:style-name="ce5" office:value-type="string">
            <text:p>posit.</text:p>
          </table:table-cell>
          <table:table-cell table:style-name="ce5" office:value-type="string">
            <text:p>net</text:p>
          </table:table-cell>
          <table:table-cell table:style-name="ce5" office:value-type="string">
            <text:p>label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table:formula="of:=[.A58]" office:value-type="float" office:value="100">
            <text:p>100</text:p>
          </table:table-cell>
          <table:table-cell table:style-name="ce11" office:value-type="string">
            <text:p>out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EMU0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2" table:formula="of:=[.A59]" office:value-type="float" office:value="99">
            <text:p>99</text:p>
          </table:table-cell>
          <table:table-cell table:style-name="ce11" office:value-type="string">
            <text:p>out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TRSTN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2" table:formula="of:=[.A60]" office:value-type="float" office:value="98">
            <text:p>98</text:p>
          </table:table-cell>
          <table:table-cell table:style-name="ce11" office:value-type="string">
            <text:p>out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TDO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2" table:formula="of:=[.A61]" office:value-type="float" office:value="97">
            <text:p>97</text:p>
          </table:table-cell>
          <table:table-cell table:style-name="ce11" office:value-type="string">
            <text:p>in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TDI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table:formula="of:=[.A62]" office:value-type="float" office:value="96">
            <text:p>96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+5V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table:formula="of:=[.A63]" office:value-type="float" office:value="95">
            <text:p>9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33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table:formula="of:=[.A64]" office:value-type="float" office:value="94">
            <text:p>9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31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table:formula="of:=[.A65]" office:value-type="float" office:value="93">
            <text:p>9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29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table:formula="of:=[.A66]" office:value-type="float" office:value="92">
            <text:p>92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+5V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table:formula="of:=[.A67]" office:value-type="float" office:value="91">
            <text:p>9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23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table:formula="of:=[.A68]" office:value-type="float" office:value="90">
            <text:p>9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21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table:formula="of:=[.A69]" office:value-type="float" office:value="89">
            <text:p>8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P-19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table:formula="of:=[.A70]" office:value-type="float" office:value="88">
            <text:p>8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17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table:formula="of:=[.A71]" office:value-type="float" office:value="87">
            <text:p>87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+5V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table:formula="of:=[.A72]" office:value-type="float" office:value="86">
            <text:p>8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27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table:formula="of:=[.A73]" office:value-type="float" office:value="85">
            <text:p>8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25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table:formula="of:=[.A74]" office:value-type="float" office:value="84">
            <text:p>8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14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table:formula="of:=[.A75]" office:value-type="float" office:value="83">
            <text:p>8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13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table:formula="of:=[.A76]" office:value-type="float" office:value="82">
            <text:p>82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+5V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table:formula="of:=[.A77]" office:value-type="float" office:value="81">
            <text:p>8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85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table:formula="of:=[.A78]" office:value-type="float" office:value="80">
            <text:p>8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49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table:formula="of:=[.A79]" office:value-type="float" office:value="79">
            <text:p>7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11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table:formula="of:=[.A80]" office:value-type="float" office:value="78">
            <text:p>7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09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table:formula="of:=[.A81]" office:value-type="float" office:value="77">
            <text:p>77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+5V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table:formula="of:=[.A82]" office:value-type="float" office:value="76">
            <text:p>7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07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table:formula="of:=[.A83]" office:value-type="float" office:value="75">
            <text:p>7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05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table:formula="of:=[.A84]" office:value-type="float" office:value="74">
            <text:p>7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03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table:formula="of:=[.A85]" office:value-type="float" office:value="73">
            <text:p>7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PIO-01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11"/>
          <table:table-cell table:style-name="ce2" office:value-type="string">
            <text:p>spacer</text:p>
          </table:table-cell>
          <table:table-cell table:style-name="ce11" office:value-type="string">
            <text:p>l</text:p>
          </table:table-cell>
          <table:table-cell table:style-name="ce2" table:number-columns-repeated="251"/>
          <table:table-cell table:number-columns-repeated="768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table:formula="of:=[.A87]" office:value-type="float" office:value="72">
            <text:p>7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7" office:value-type="string">
            <text:p>GPIO-63</text:p>
          </table:table-cell>
          <table:table-cell table:style-name="ce16" table:number-columns-repeated="249"/>
          <table:table-cell table:style-name="ce21" table:number-columns-repeated="768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table:formula="of:=[.A88]" office:value-type="float" office:value="71">
            <text:p>7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ADC-A7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table:formula="of:=[.A89]" office:value-type="float" office:value="70">
            <text:p>7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8" office:value-type="string">
            <text:p>GPIO-61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2" table:formula="of:=[.A90]" office:value-type="float" office:value="69">
            <text:p>6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8" office:value-type="string">
            <text:p>ADC-A6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table:formula="of:=[.A91]" office:value-type="float" office:value="68">
            <text:p>6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8" office:value-type="string">
            <text:p>GPIO-59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table:formula="of:=[.A92]" office:value-type="float" office:value="67">
            <text:p>67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8" office:value-type="string">
            <text:p>ADC-A5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table:formula="of:=[.A93]" office:value-type="float" office:value="66">
            <text:p>6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5"/>
          <table:table-cell table:style-name="ce18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table:formula="of:=[.A94]" office:value-type="float" office:value="65">
            <text:p>6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16"/>
          <table:table-cell table:style-name="ce19" office:value-type="string">
            <text:p>ADC-A4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table:formula="of:=[.A95]" office:value-type="float" office:value="64">
            <text:p>64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table:formula="of:=[.A96]" office:value-type="float" office:value="63">
            <text:p>6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ADC-A3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table:formula="of:=[.A97]" office:value-type="float" office:value="62">
            <text:p>62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table:formula="of:=[.A98]" office:value-type="float" office:value="61">
            <text:p>6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ADC-A2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table:formula="of:=[.A99]" office:value-type="float" office:value="60">
            <text:p>60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table:formula="of:=[.A100]" office:value-type="float" office:value="59">
            <text:p>5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ADC-A1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table:formula="of:=[.A101]" office:value-type="float" office:value="58">
            <text:p>58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table:formula="of:=[.A102]" office:value-type="float" office:value="57">
            <text:p>57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ADC-A0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11"/>
          <table:table-cell table:style-name="ce2" office:value-type="string">
            <text:p>spacer</text:p>
          </table:table-cell>
          <table:table-cell table:style-name="ce13" office:value-type="string">
            <text:p>l</text:p>
          </table:table-cell>
          <table:table-cell table:style-name="ce2" table:number-columns-repeated="251"/>
          <table:table-cell table:number-columns-repeated="768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table:formula="of:=[.A104]" office:value-type="float" office:value="56">
            <text:p>56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l</text:p>
          </table:table-cell>
          <table:table-cell table:style-name="ce2"/>
          <table:table-cell table:style-name="ce2" office:value-type="string">
            <text:p>GND-ISO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table:formula="of:=[.A105]" office:value-type="float" office:value="55">
            <text:p>5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0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table:formula="of:=[.A106]" office:value-type="float" office:value="54">
            <text:p>5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0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table:formula="of:=[.A107]" office:value-type="float" office:value="53">
            <text:p>5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0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table:formula="of:=[.A108]" office:value-type="float" office:value="52">
            <text:p>5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l</text:p>
          </table:table-cell>
          <table:table-cell table:style-name="ce2"/>
          <table:table-cell table:style-name="ce2" office:value-type="string">
            <text:p>ISO-TX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9" table:formula="of:=[.A109]" office:value-type="float" office:value="51">
            <text:p>51</text:p>
          </table:table-cell>
          <table:table-cell table:style-name="ce12" office:value-type="string">
            <text:p>io</text:p>
          </table:table-cell>
          <table:table-cell table:style-name="ce9" office:value-type="string">
            <text:p>line</text:p>
          </table:table-cell>
          <table:table-cell table:style-name="ce14" office:value-type="string">
            <text:p>l</text:p>
          </table:table-cell>
          <table:table-cell table:style-name="ce9"/>
          <table:table-cell table:style-name="ce9" office:value-type="string">
            <text:p>V33-ISO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50">
            <text:p>5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EMU1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9">
            <text:p>4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0" office:value-type="string">
            <text:p>TMS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8">
            <text:p>4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TCK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7">
            <text:p>47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D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6">
            <text:p>4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34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5">
            <text:p>4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3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4">
            <text:p>4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30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3">
            <text:p>4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28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2">
            <text:p>4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87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1">
            <text:p>4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2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0">
            <text:p>4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20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9">
            <text:p>3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18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8">
            <text:p>3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16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7">
            <text:p>37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D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6">
            <text:p>3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26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5">
            <text:p>3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24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4">
            <text:p>3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15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3">
            <text:p>3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1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2">
            <text:p>3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86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1">
            <text:p>3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84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0">
            <text:p>3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48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9">
            <text:p>2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10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8">
            <text:p>2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08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7">
            <text:p>27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D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6">
            <text:p>2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06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5">
            <text:p>2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04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4">
            <text:p>2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0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3">
            <text:p>2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00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11"/>
          <table:table-cell table:style-name="ce2" office:value-type="string">
            <text:p>spacer</text:p>
          </table:table-cell>
          <table:table-cell table:style-name="ce13" office:value-type="string">
            <text:p>r</text:p>
          </table:table-cell>
          <table:table-cell table:style-name="ce2" table:number-columns-repeated="251"/>
          <table:table-cell table:number-columns-repeated="768"/>
        </table:table-row>
        <table:table-row table:style-name="ro3">
          <table:table-cell table:number-columns-repeated="2" table:style-name="ce2" office:value-type="float" office:value="22">
            <text:p>2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6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1">
            <text:p>2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7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0">
            <text:p>20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60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9">
            <text:p>1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6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8">
            <text:p>18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GPIO-58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7">
            <text:p>17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5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6">
            <text:p>16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5">
            <text:p>1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4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4">
            <text:p>14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3">
            <text:p>1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3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2">
            <text:p>12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1">
            <text:p>1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2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0">
            <text:p>10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9">
            <text:p>9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1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AGND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7">
            <text:p>7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ADC-B0</text:p>
          </table:table-cell>
          <table:table-cell table:style-name="ce2" table:number-columns-repeated="249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11"/>
          <table:table-cell table:style-name="ce2" office:value-type="string">
            <text:p>spacer</text:p>
          </table:table-cell>
          <table:table-cell table:style-name="ce13" office:value-type="string">
            <text:p>r</text:p>
          </table:table-cell>
          <table:table-cell table:style-name="ce2" table:number-columns-repeated="251"/>
          <table:table-cell table:number-columns-repeated="768"/>
        </table:table-row>
        <table:table-row table:style-name="ro3">
          <table:table-cell table:number-columns-repeated="2" table:style-name="ce2" office:value-type="float" office:value="6">
            <text:p>6</text:p>
          </table:table-cell>
          <table:table-cell table:style-name="ce11" office:value-type="string">
            <text:p>pwr</text:p>
          </table:table-cell>
          <table:table-cell table:style-name="ce2" office:value-type="string">
            <text:p>line</text:p>
          </table:table-cell>
          <table:table-cell table:style-name="ce11" office:value-type="string">
            <text:p>r</text:p>
          </table:table-cell>
          <table:table-cell table:style-name="ce2"/>
          <table:table-cell table:style-name="ce2" office:value-type="string">
            <text:p>GND-ISO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5">
            <text:p>5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4">
            <text:p>4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3">
            <text:p>3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NC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2">
            <text:p>2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ISO-RX</text:p>
          </table:table-cell>
          <table:table-cell table:style-name="ce2" table:number-columns-repeated="249"/>
          <table:table-cell table:number-columns-repeated="768"/>
        </table:table-row>
        <table:table-row table:style-name="ro3">
          <table:table-cell table:number-columns-repeated="2" table:style-name="ce2" office:value-type="float" office:value="1">
            <text:p>1</text:p>
          </table:table-cell>
          <table:table-cell table:style-name="ce11" office:value-type="string">
            <text:p>io</text:p>
          </table:table-cell>
          <table:table-cell table:style-name="ce2" office:value-type="string">
            <text:p>line</text:p>
          </table:table-cell>
          <table:table-cell table:style-name="ce13" office:value-type="string">
            <text:p>r</text:p>
          </table:table-cell>
          <table:table-cell table:style-name="ce2"/>
          <table:table-cell table:style-name="ce2" office:value-type="string">
            <text:p>V33-ISO</text:p>
          </table:table-cell>
          <table:table-cell table:style-name="ce2" table:number-columns-repeated="249"/>
          <table:table-cell table:number-columns-repeated="768"/>
        </table:table-row>
        <table:table-row table:style-name="ro1" table:number-rows-repeated="65388">
          <table:table-cell table:style-name="ce2" table:number-columns-repeated="256"/>
          <table:table-cell table:number-columns-repeated="768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iccolo.$A$1" table:expression="#REF!"/>
          <table:named-expression table:name="Sheet_Title" table:base-cell-address="$Piccolo.$A$1" table:expression="&quot;Power&quot;"/>
        </table:named-expressions>
      </table:table>
      <table:table table:name="28069" table:style-name="ta2">
        <office:forms form:automatic-focus="false" form:apply-design-mode="false"/>
        <table:table-column table:style-name="co5" table:default-cell-style-name="ce30"/>
        <table:table-column table:style-name="co4" table:number-columns-repeated="3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4" table:number-columns-repeated="249" table:default-cell-style-name="ce30"/>
        <table:table-row table:style-name="ro4">
          <table:table-cell table:style-name="ce22"/>
          <table:table-cell table:style-name="ce31" office:value-type="string">
            <text:p>PZP</text:p>
          </table:table-cell>
          <table:table-cell table:style-name="ce31" office:value-type="string">
            <text:p>PFP</text:p>
          </table:table-cell>
          <table:table-cell table:style-name="ce31" table:number-columns-repeated="3"/>
          <table:table-cell table:number-columns-repeated="250"/>
        </table:table-row>
        <table:table-row table:style-name="ro4">
          <table:table-cell table:style-name="ce23" office:value-type="string">
            <text:p>\_TRST\_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in</text:p>
          </table:table-cell>
          <table:table-cell table:style-name="ce38" office:value-type="string">
            <text:p>\_TRST\_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4">
          <table:table-cell table:style-name="ce23" office:value-type="string">
            <text:p>VDD3VFL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37">
            <text:p>37</text:p>
          </table:table-cell>
          <table:table-cell table:style-name="ce32" office:value-type="string">
            <text:p>pwr</text:p>
          </table:table-cell>
          <table:table-cell table:style-name="ce38" office:value-type="string">
            <text:p>VDD3VFL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4">
          <table:table-cell table:style-name="ce24" office:value-type="string">
            <text:p>TEST2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36">
            <text:p>36</text:p>
          </table:table-cell>
          <table:table-cell table:style-name="ce32" office:value-type="string">
            <text:p>io</text:p>
          </table:table-cell>
          <table:table-cell table:style-name="ce38" office:value-type="string">
            <text:p>TEST2</text:p>
          </table:table-cell>
          <table:table-cell table:style-name="ce32"/>
          <table:table-cell table:style-name="ce38" office:value-type="string">
            <text:p>Reserved for TI. Must be left unconnected.</text:p>
          </table:table-cell>
          <table:table-cell table:number-columns-repeated="249"/>
        </table:table-row>
        <table:table-row table:style-name="ro4">
          <table:table-cell table:style-name="ce24" office:value-type="string">
            <text:p>XCLKOUT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41">
            <text:p>41</text:p>
          </table:table-cell>
          <table:table-cell table:style-name="ce32" office:value-type="string">
            <text:p>tri</text:p>
          </table:table-cell>
          <table:table-cell table:style-name="ce38" office:value-type="string">
            <text:p>XCLKOUT</text:p>
          </table:table-cell>
          <table:table-cell table:style-name="ce32"/>
          <table:table-cell table:style-name="ce38" office:value-type="string">
            <text:p>See GPIO18 O/Z</text:p>
          </table:table-cell>
          <table:table-cell table:number-columns-repeated="249"/>
        </table:table-row>
        <table:table-row table:style-name="ro4">
          <table:table-cell table:style-name="ce24" office:value-type="string">
            <text:p>X1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48">
            <text:p>48</text:p>
          </table:table-cell>
          <table:table-cell table:style-name="ce32" office:value-type="string">
            <text:p>in</text:p>
          </table:table-cell>
          <table:table-cell table:style-name="ce38" office:value-type="string">
            <text:p>X1</text:p>
          </table:table-cell>
          <table:table-cell table:style-name="ce32"/>
          <table:table-cell table:style-name="ce38" office:value-type="string">
            <text:p>On-chip crystal-oscillator input.</text:p>
          </table:table-cell>
          <table:table-cell table:number-columns-repeated="249"/>
        </table:table-row>
        <table:table-row table:style-name="ro4">
          <table:table-cell table:style-name="ce23" office:value-type="string">
            <text:p>X2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47">
            <text:p>47</text:p>
          </table:table-cell>
          <table:table-cell table:style-name="ce32" office:value-type="string">
            <text:p>out</text:p>
          </table:table-cell>
          <table:table-cell table:style-name="ce38" office:value-type="string">
            <text:p>X2</text:p>
          </table:table-cell>
          <table:table-cell table:style-name="ce32"/>
          <table:table-cell table:style-name="ce40" office:value-type="string">
            <text:p>On-chip crystal-oscillator output.</text:p>
          </table:table-cell>
          <table:table-cell table:number-columns-repeated="249"/>
        </table:table-row>
        <table:table-row table:style-name="ro4">
          <table:table-cell table:style-name="ce23" office:value-type="string">
            <text:p>\_XRS\_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oc</text:p>
          </table:table-cell>
          <table:table-cell table:style-name="ce38" office:value-type="string">
            <text:p>\_XRS\_</text:p>
          </table:table-cell>
          <table:table-cell table:style-name="ce32"/>
          <table:table-cell table:style-name="ce38" office:value-type="string">
            <text:p>Device Reset</text:p>
          </table:table-cell>
          <table:table-cell table:number-columns-repeated="249"/>
        </table:table-row>
        <table:table-row table:style-name="ro4">
          <table:table-cell table:style-name="ce25" table:formula="of:=IF([.F9]&lt;&gt;&quot;&quot;;[.E9]&amp;&quot;/&quot;&amp;[.F9];[.E9])" office:value-type="string" office:string-value="ADCINA7">
            <text:p>ADCINA7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7</text:p>
          </table:table-cell>
          <table:table-cell table:style-name="ce33"/>
          <table:table-cell table:style-name="ce41" office:value-type="string">
            <text:p>ADC Group A, Channel 7 input</text:p>
          </table:table-cell>
          <table:table-cell table:number-columns-repeated="249"/>
        </table:table-row>
        <table:table-row table:style-name="ro4">
          <table:table-cell table:style-name="ce25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14">
            <text:p>14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6</text:p>
          </table:table-cell>
          <table:table-cell table:style-name="ce33" office:value-type="string">
            <text:p>COMP3A/AIO6</text:p>
          </table:table-cell>
          <table:table-cell table:style-name="ce41" office:value-type="string">
            <text:p>ADC Group A, Channel 6 input</text:p>
          </table:table-cell>
          <table:table-cell table:number-columns-repeated="249"/>
        </table:table-row>
        <table:table-row table:style-name="ro4">
          <table:table-cell table:style-name="ce25" table:formula="of:=IF([.F11]&lt;&gt;&quot;&quot;;[.E11]&amp;&quot;/&quot;&amp;[.F11];[.E11])" office:value-type="string" office:string-value="ADCINA5">
            <text:p>ADCINA5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15">
            <text:p>15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5</text:p>
          </table:table-cell>
          <table:table-cell table:style-name="ce33"/>
          <table:table-cell table:style-name="ce41" office:value-type="string">
            <text:p>ADC Group A, Channel 5 input</text:p>
          </table:table-cell>
          <table:table-cell table:number-columns-repeated="249"/>
        </table:table-row>
        <table:table-row table:style-name="ro4">
          <table:table-cell table:style-name="ce25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4</text:p>
          </table:table-cell>
          <table:table-cell table:style-name="ce33" office:value-type="string">
            <text:p>COMP2A/AIO4</text:p>
          </table:table-cell>
          <table:table-cell table:style-name="ce41" office:value-type="string">
            <text:p>ADC Group A, Channel 4 input</text:p>
          </table:table-cell>
          <table:table-cell table:number-columns-repeated="249"/>
        </table:table-row>
        <table:table-row table:style-name="ro4">
          <table:table-cell table:style-name="ce25" table:formula="of:=IF([.F13]&lt;&gt;&quot;&quot;;[.E13]&amp;&quot;/&quot;&amp;[.F13];[.E13])" office:value-type="string" office:string-value="ADCINA3">
            <text:p>ADCINA3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3</text:p>
          </table:table-cell>
          <table:table-cell table:style-name="ce33"/>
          <table:table-cell table:style-name="ce41" office:value-type="string">
            <text:p>ADC Group A, Channel 3 input</text:p>
          </table:table-cell>
          <table:table-cell table:number-columns-repeated="249"/>
        </table:table-row>
        <table:table-row table:style-name="ro4">
          <table:table-cell table:style-name="ce25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2</text:p>
          </table:table-cell>
          <table:table-cell table:style-name="ce33" office:value-type="string">
            <text:p>COMP1A/AIO2</text:p>
          </table:table-cell>
          <table:table-cell table:style-name="ce41" office:value-type="string">
            <text:p>ADC Group A, Channel 2 input</text:p>
          </table:table-cell>
          <table:table-cell table:number-columns-repeated="249"/>
        </table:table-row>
        <table:table-row table:style-name="ro4">
          <table:table-cell table:style-name="ce25" table:formula="of:=IF([.F15]&lt;&gt;&quot;&quot;;[.E15]&amp;&quot;/&quot;&amp;[.F15];[.E15])" office:value-type="string" office:string-value="ADCINA1">
            <text:p>ADCINA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1</text:p>
          </table:table-cell>
          <table:table-cell table:style-name="ce33"/>
          <table:table-cell table:style-name="ce41" office:value-type="string">
            <text:p>ADC Group A, Channel 1 input</text:p>
          </table:table-cell>
          <table:table-cell table:number-columns-repeated="249"/>
        </table:table-row>
        <table:table-row table:style-name="ro4">
          <table:table-cell table:style-name="ce25" table:formula="of:=IF([.F16]&lt;&gt;&quot;&quot;;[.E16]&amp;&quot;/&quot;&amp;[.F16];[.E16])" office:value-type="string" office:string-value="ADCINA0">
            <text:p>ADCINA0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0</text:p>
          </table:table-cell>
          <table:table-cell table:style-name="ce33"/>
          <table:table-cell table:style-name="ce41" office:value-type="string">
            <text:p>ADC Group A, Channel 0 input</text:p>
          </table:table-cell>
          <table:table-cell table:number-columns-repeated="249"/>
        </table:table-row>
        <table:table-row table:style-name="ro4">
          <table:table-cell table:style-name="ce25" table:formula="of:=IF([.F17]&lt;&gt;&quot;&quot;;[.E17]&amp;&quot;/&quot;&amp;[.F17];[.E17])" office:value-type="string" office:string-value="VREFHI">
            <text:p>VREFHI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VREFHI</text:p>
          </table:table-cell>
          <table:table-cell table:style-name="ce33"/>
          <table:table-cell table:style-name="ce41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4">
          <table:table-cell table:style-name="ce25" table:formula="of:=IF([.F18]&lt;&gt;&quot;&quot;;[.E18]&amp;&quot;/&quot;&amp;[.F18];[.E18])" office:value-type="string" office:string-value="ADCINB7">
            <text:p>ADCINB7</text:p>
          </table:table-cell>
          <table:table-cell table:style-name="ce33" office:value-type="float" office:value="35">
            <text:p>35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7</text:p>
          </table:table-cell>
          <table:table-cell table:style-name="ce33"/>
          <table:table-cell table:style-name="ce41" office:value-type="string">
            <text:p>ADC Group B, Channel 7 input</text:p>
          </table:table-cell>
          <table:table-cell table:number-columns-repeated="249"/>
        </table:table-row>
        <table:table-row table:style-name="ro4">
          <table:table-cell table:style-name="ce25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27">
            <text:p>27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6</text:p>
          </table:table-cell>
          <table:table-cell table:style-name="ce33" office:value-type="string">
            <text:p>COMP3B/AIO14</text:p>
          </table:table-cell>
          <table:table-cell table:style-name="ce41" office:value-type="string">
            <text:p>ADC Group B, Channel 6 input</text:p>
          </table:table-cell>
          <table:table-cell table:number-columns-repeated="249"/>
        </table:table-row>
        <table:table-row table:style-name="ro4">
          <table:table-cell table:style-name="ce25" table:formula="of:=IF([.F20]&lt;&gt;&quot;&quot;;[.E20]&amp;&quot;/&quot;&amp;[.F20];[.E20])" office:value-type="string" office:string-value="ADCINB5">
            <text:p>ADCINB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26">
            <text:p>26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5</text:p>
          </table:table-cell>
          <table:table-cell table:style-name="ce33"/>
          <table:table-cell table:style-name="ce41" office:value-type="string">
            <text:p>ADC Group B, Channel 5 input</text:p>
          </table:table-cell>
          <table:table-cell table:number-columns-repeated="249"/>
        </table:table-row>
        <table:table-row table:style-name="ro4">
          <table:table-cell table:style-name="ce25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4</text:p>
          </table:table-cell>
          <table:table-cell table:style-name="ce33" office:value-type="string">
            <text:p>COMP2B/AIO12</text:p>
          </table:table-cell>
          <table:table-cell table:style-name="ce41" office:value-type="string">
            <text:p>ADC Group B, Channel 4 input</text:p>
          </table:table-cell>
          <table:table-cell table:number-columns-repeated="249"/>
        </table:table-row>
        <table:table-row table:style-name="ro4">
          <table:table-cell table:style-name="ce25" table:formula="of:=IF([.F22]&lt;&gt;&quot;&quot;;[.E22]&amp;&quot;/&quot;&amp;[.F22];[.E22])" office:value-type="string" office:string-value="ADCINB3">
            <text:p>ADCINB3</text:p>
          </table:table-cell>
          <table:table-cell table:style-name="ce33" office:value-type="float" office:value="31">
            <text:p>31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3</text:p>
          </table:table-cell>
          <table:table-cell table:style-name="ce33"/>
          <table:table-cell table:style-name="ce41" office:value-type="string">
            <text:p>ADC Group B, Channel 3 input</text:p>
          </table:table-cell>
          <table:table-cell table:number-columns-repeated="249"/>
        </table:table-row>
        <table:table-row table:style-name="ro4">
          <table:table-cell table:style-name="ce25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24">
            <text:p>24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2</text:p>
          </table:table-cell>
          <table:table-cell table:style-name="ce33" office:value-type="string">
            <text:p>COMP1B/AIO10</text:p>
          </table:table-cell>
          <table:table-cell table:style-name="ce41" office:value-type="string">
            <text:p>ADC Group B, Channel 3 input</text:p>
          </table:table-cell>
          <table:table-cell table:number-columns-repeated="249"/>
        </table:table-row>
        <table:table-row table:style-name="ro4">
          <table:table-cell table:style-name="ce25" table:formula="of:=IF([.F24]&lt;&gt;&quot;&quot;;[.E24]&amp;&quot;/&quot;&amp;[.F24];[.E24])" office:value-type="string" office:string-value="ADCINB1">
            <text:p>ADCINB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3">
            <text:p>23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1</text:p>
          </table:table-cell>
          <table:table-cell table:style-name="ce33"/>
          <table:table-cell table:style-name="ce41" office:value-type="string">
            <text:p>ADC Group B, Channel 1 input</text:p>
          </table:table-cell>
          <table:table-cell table:number-columns-repeated="249"/>
        </table:table-row>
        <table:table-row table:style-name="ro4">
          <table:table-cell table:style-name="ce25" table:formula="of:=IF([.F25]&lt;&gt;&quot;&quot;;[.E25]&amp;&quot;/&quot;&amp;[.F25];[.E25])" office:value-type="string" office:string-value="ADCINB0">
            <text:p>ADCINB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0</text:p>
          </table:table-cell>
          <table:table-cell table:style-name="ce33"/>
          <table:table-cell table:style-name="ce41" office:value-type="string">
            <text:p>ADC Group B, Channel 0 input</text:p>
          </table:table-cell>
          <table:table-cell table:number-columns-repeated="249"/>
        </table:table-row>
        <table:table-row table:style-name="ro4">
          <table:table-cell table:style-name="ce25" table:formula="of:=IF([.F26]&lt;&gt;&quot;&quot;;[.E26]&amp;&quot;/&quot;&amp;[.F26];[.E26])" office:value-type="string" office:string-value="VREFLO">
            <text:p>VREFLO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1">
            <text:p>21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VREFLO</text:p>
          </table:table-cell>
          <table:table-cell table:style-name="ce33"/>
          <table:table-cell table:style-name="ce41" office:value-type="string">
            <text:p>connected to VSSA on the 80-pin PN and PFP devices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A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Analog Power Pin.</text:p>
          </table:table-cell>
          <table:table-cell table:number-columns-repeated="249"/>
        </table:table-row>
        <table:table-row table:style-name="ro4">
          <table:table-cell table:style-name="ce27" office:value-type="string">
            <text:p>VSSA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1">
            <text:p>21</text:p>
          </table:table-cell>
          <table:table-cell table:style-name="ce35" office:value-type="string">
            <text:p>pwr</text:p>
          </table:table-cell>
          <table:table-cell table:style-name="ce35" table:number-columns-repeated="2"/>
          <table:table-cell table:style-name="ce43" office:value-type="string">
            <text:p>Analog Ground Pin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CPU and Logic Digital Power Pins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2">
            <text:p>1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29">
            <text:p>29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51">
            <text:p>51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65">
            <text:p>65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72">
            <text:p>7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0">
            <text:p>30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61">
            <text:p>61</text:p>
          </table:table-cell>
          <table:table-cell table:style-name="ce34" office:value-type="float" office:value="49">
            <text:p>49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63">
            <text:p>63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74">
            <text:p>74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 office:value-type="string">
            <text:p>Digital Ground Pins</text:p>
          </table:table-cell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28">
            <text:p>28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47">
            <text:p>47</text:p>
          </table:table-cell>
          <table:table-cell table:style-name="ce36" office:value-type="float" office:value="38">
            <text:p>38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62">
            <text:p>62</text:p>
          </table:table-cell>
          <table:table-cell table:style-name="ce36" office:value-type="float" office:value="50">
            <text:p>50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64">
            <text:p>64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92">
            <text:p>92</text:p>
          </table:table-cell>
          <table:table-cell table:style-name="ce36" office:value-type="float" office:value="73">
            <text:p>7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9" office:value-type="string">
            <text:p>\_VREGENZ\_</text:p>
          </table:table-cell>
          <table:table-cell table:style-name="ce37" office:value-type="float" office:value="90">
            <text:p>90</text:p>
          </table:table-cell>
          <table:table-cell table:style-name="ce37" office:value-type="float" office:value="71">
            <text:p>71</text:p>
          </table:table-cell>
          <table:table-cell table:style-name="ce37" office:value-type="string">
            <text:p>in</text:p>
          </table:table-cell>
          <table:table-cell table:style-name="ce37" table:number-columns-repeated="2"/>
          <table:table-cell table:style-name="ce46"/>
          <table:table-cell table:number-columns-repeated="249"/>
        </table:table-row>
        <table:table-row table:style-name="ro4">
          <table:table-cell table:style-name="ce22" table:formula="of:=IF([.F49]&lt;&gt;&quot;&quot;;[.E49]&amp;&quot;/&quot;&amp;[.F49];[.E49])" office:value-type="string" office:string-value="GPIO0/EPWM1A">
            <text:p>GPIO0/EPWM1A</text:p>
          </table:table-cell>
          <table:table-cell table:style-name="ce31" office:value-type="float" office:value="87">
            <text:p>87</text:p>
          </table:table-cell>
          <table:table-cell table:style-name="ce31" office:value-type="float" office:value="69">
            <text:p>69</text:p>
          </table:table-cell>
          <table:table-cell table:style-name="ce31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31" office:value-type="float" office:value="86">
            <text:p>86</text:p>
          </table:table-cell>
          <table:table-cell table:style-name="ce31" office:value-type="float" office:value="68">
            <text:p>68</text:p>
          </table:table-cell>
          <table:table-cell table:style-name="ce31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51]&lt;&gt;&quot;&quot;;[.E51]&amp;&quot;/&quot;&amp;[.F51];[.E51])" office:value-type="string" office:string-value="GPIO2/EPWM2A">
            <text:p>GPIO2/EPWM2A</text:p>
          </table:table-cell>
          <table:table-cell table:style-name="ce31" office:value-type="float" office:value="84">
            <text:p>84</text:p>
          </table:table-cell>
          <table:table-cell table:style-name="ce31" office:value-type="float" office:value="67">
            <text:p>67</text:p>
          </table:table-cell>
          <table:table-cell table:style-name="ce31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66">
            <text:p>66</text:p>
          </table:table-cell>
          <table:table-cell table:style-name="ce31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53]&lt;&gt;&quot;&quot;;[.E53]&amp;&quot;/&quot;&amp;[.F53];[.E53])" office:value-type="string" office:string-value="GPIO4/EPWM3A">
            <text:p>GPIO4/EPWM3A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4">
          <table:table-cell table:style-name="ce22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46">
            <text:p>46</text:p>
          </table:table-cell>
          <table:table-cell table:style-name="ce31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4">
          <table:table-cell table:style-name="ce22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45">
            <text:p>45</text:p>
          </table:table-cell>
          <table:table-cell table:style-name="ce31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4">
          <table:table-cell table:style-name="ce22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31" office:value-type="float" office:value="54">
            <text:p>54</text:p>
          </table:table-cell>
          <table:table-cell table:style-name="ce31" office:value-type="float" office:value="43">
            <text:p>43</text:p>
          </table:table-cell>
          <table:table-cell table:style-name="ce31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4">
          <table:table-cell table:style-name="ce22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39">
            <text:p>39</text:p>
          </table:table-cell>
          <table:table-cell table:style-name="ce31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4">
          <table:table-cell table:style-name="ce22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60">
            <text:p>60</text:p>
          </table:table-cell>
          <table:table-cell table:style-name="ce31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4">
          <table:table-cell table:style-name="ce22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31" office:value-type="float" office:value="73">
            <text:p>73</text:p>
          </table:table-cell>
          <table:table-cell table:style-name="ce31" office:value-type="float" office:value="59">
            <text:p>59</text:p>
          </table:table-cell>
          <table:table-cell table:style-name="ce31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4">
          <table:table-cell table:style-name="ce22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31" office:value-type="float" office:value="44">
            <text:p>44</text:p>
          </table:table-cell>
          <table:table-cell table:style-name="ce31" office:value-type="float" office:value="35">
            <text:p>35</text:p>
          </table:table-cell>
          <table:table-cell table:style-name="ce31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4">
          <table:table-cell table:style-name="ce22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31" office:value-type="float" office:value="95">
            <text:p>95</text:p>
          </table:table-cell>
          <table:table-cell table:style-name="ce31" office:value-type="float" office:value="75">
            <text:p>75</text:p>
          </table:table-cell>
          <table:table-cell table:style-name="ce31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4">
          <table:table-cell table:style-name="ce22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4">
          <table:table-cell table:style-name="ce22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31" office:value-type="float" office:value="88">
            <text:p>88</text:p>
          </table:table-cell>
          <table:table-cell table:style-name="ce31" office:value-type="float" office:value="70">
            <text:p>70</text:p>
          </table:table-cell>
          <table:table-cell table:style-name="ce31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4">
          <table:table-cell table:style-name="ce22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44">
            <text:p>44</text:p>
          </table:table-cell>
          <table:table-cell table:style-name="ce31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4">
          <table:table-cell table:style-name="ce22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42">
            <text:p>42</text:p>
          </table:table-cell>
          <table:table-cell table:style-name="ce31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4">
          <table:table-cell table:style-name="ce22" table:formula="of:=[.E67]" office:value-type="string" office:string-value="XCLKOUT">
            <text:p>XCLKOUT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41">
            <text:p>41</text:p>
          </table:table-cell>
          <table:table-cell table:style-name="ce31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4">
          <table:table-cell table:style-name="ce22" table:formula="of:=[.E68]" office:value-type="string" office:string-value="XCLKIN">
            <text:p>XCLKIN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52">
            <text:p>52</text:p>
          </table:table-cell>
          <table:table-cell table:style-name="ce31" office:value-type="string">
            <text:p>io</text:p>
          </table:table-cell>
          <table:table-cell table:style-name="ce39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, Enhanced Capture input/output 1 receive data</text:p>
          </table:table-cell>
          <table:table-cell table:number-columns-repeated="249"/>
        </table:table-row>
        <table:table-row table:style-name="ro4">
          <table:table-cell table:style-name="ce22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31" office:value-type="float" office:value="98">
            <text:p>98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4">
          <table:table-cell table:style-name="ce22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4">
          <table:table-cell table:style-name="ce22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31" office:value-type="float" office:value="97">
            <text:p>97</text:p>
          </table:table-cell>
          <table:table-cell table:style-name="ce31" office:value-type="float" office:value="77">
            <text:p>77</text:p>
          </table:table-cell>
          <table:table-cell table:style-name="ce31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4">
          <table:table-cell table:style-name="ce22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31">
            <text:p>31</text:p>
          </table:table-cell>
          <table:table-cell table:style-name="ce31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4">
          <table:table-cell table:style-name="ce22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62">
            <text:p>62</text:p>
          </table:table-cell>
          <table:table-cell table:style-name="ce31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4">
          <table:table-cell table:style-name="ce22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31" office:value-type="float" office:value="77">
            <text:p>77</text:p>
          </table:table-cell>
          <table:table-cell table:style-name="ce31" office:value-type="float" office:value="61">
            <text:p>61</text:p>
          </table:table-cell>
          <table:table-cell table:style-name="ce31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4">
          <table:table-cell table:style-name="ce22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4">
          <table:table-cell table:style-name="ce22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34">
            <text:p>34</text:p>
          </table:table-cell>
          <table:table-cell table:style-name="ce31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4">
          <table:table-cell table:style-name="ce22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44">
            <text:p>44</text:p>
          </table:table-cell>
          <table:table-cell table:style-name="ce31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31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31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31" office:value-type="float" office:value="99">
            <text:p>99</text:p>
          </table:table-cell>
          <table:table-cell table:style-name="ce31" office:value-type="float" office:value="79">
            <text:p>79</text:p>
          </table:table-cell>
          <table:table-cell table:style-name="ce31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4">
          <table:table-cell table:style-name="ce22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1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4">
          <table:table-cell table:style-name="ce22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55">
            <text:p>55</text:p>
          </table:table-cell>
          <table:table-cell table:style-name="ce31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4">
          <table:table-cell table:style-name="ce22" table:formula="of:=[.E84]" office:value-type="string" office:string-value="TDI">
            <text:p>TDI</text:p>
          </table:table-cell>
          <table:table-cell table:style-name="ce31" office:value-type="float" office:value="71">
            <text:p>71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4">
          <table:table-cell table:style-name="ce22" table:formula="of:=[.E85]" office:value-type="string" office:string-value="TMS">
            <text:p>TMS</text:p>
          </table:table-cell>
          <table:table-cell table:style-name="ce31" office:value-type="float" office:value="72">
            <text:p>72</text:p>
          </table:table-cell>
          <table:table-cell table:style-name="ce31" office:value-type="float" office:value="58">
            <text:p>58</text:p>
          </table:table-cell>
          <table:table-cell table:style-name="ce31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4">
          <table:table-cell table:style-name="ce22" table:formula="of:=[.E86]" office:value-type="string" office:string-value="TDO">
            <text:p>TDO</text:p>
          </table:table-cell>
          <table:table-cell table:style-name="ce31" office:value-type="float" office:value="70">
            <text:p>70</text:p>
          </table:table-cell>
          <table:table-cell table:style-name="ce31" office:value-type="float" office:value="56">
            <text:p>56</text:p>
          </table:table-cell>
          <table:table-cell table:style-name="ce31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4">
          <table:table-cell table:style-name="ce22" table:formula="of:=[.E87]" office:value-type="string" office:string-value="TCLK">
            <text:p>TCLK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54">
            <text:p>54</text:p>
          </table:table-cell>
          <table:table-cell table:style-name="ce31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4">
          <table:table-cell table:style-name="ce22" table:formula="of:=IF([.F88]&lt;&gt;&quot;&quot;;[.E88]&amp;&quot;/&quot;&amp;[.F88];[.E88])" office:value-type="string" office:string-value="GPIO39">
            <text:p>GPIO39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53">
            <text:p>53</text:p>
          </table:table-cell>
          <table:table-cell table:style-name="ce31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4">
          <table:table-cell table:style-name="ce22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31" office:value-type="float" office:value="82">
            <text:p>8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4">
          <table:table-cell table:style-name="ce22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4">
          <table:table-cell table:style-name="ce22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31" office:value-type="float" office:value="56">
            <text:p>56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4">
          <table:table-cell table:style-name="ce22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31" office:value-type="float" office:value="42">
            <text:p>4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4">
          <table:table-cell table:style-name="ce22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31" office:value-type="float" office:value="48">
            <text:p>4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4">
          <table:table-cell table:style-name="ce22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31" office:value-type="float" office:value="53">
            <text:p>5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4">
          <table:table-cell table:style-name="ce22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31" office:value-type="float" office:value="65">
            <text:p>6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4">
          <table:table-cell table:style-name="ce22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31" office:value-type="float" office:value="69">
            <text:p>6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4">
          <table:table-cell table:style-name="ce22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31" office:value-type="float" office:value="75">
            <text:p>7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4">
          <table:table-cell table:style-name="ce22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31" office:value-type="float" office:value="85">
            <text:p>8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4">
          <table:table-cell table:style-name="ce22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31" office:value-type="float" office:value="89">
            <text:p>8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4">
          <table:table-cell table:style-name="ce22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1" table:number-rows-repeated="65428">
          <table:table-cell table:style-name="ce22"/>
          <table:table-cell table:style-name="ce31" table:number-columns-repeated="5"/>
          <table:table-cell table:number-columns-repeated="250"/>
        </table:table-row>
        <table:table-row table:style-name="ro1" table:number-rows-repeated="98304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__Anonymous_Sheet_DB__2" table:base-cell-address="$Piccolo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01:45:34</dc:date>
    <dc:language>de-DE</dc:language>
    <meta:creation-date>2006-04-10T22:33:07Z</meta:creation-date>
    <meta:editing-cycles>80</meta:editing-cycles>
    <meta:editing-duration>PT22H14M8S</meta:editing-duration>
    <meta:generator>LibreOffice/3.5$Linux_x86 LibreOffice_project/350m1$Build-202</meta:generator>
    <meta:document-statistic meta:table-count="2" meta:cell-count="1332" meta:object-count="0"/>
    <meta:user-defined meta:name="Info 1"/>
    <meta:user-defined meta:name="Info 2"/>
    <meta:user-defined meta:name="Info 3"/>
    <meta:user-defined meta:name="Info 4"/>
  </office:meta>
</office:document-meta>
</file>